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78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625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3.2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5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 fo:border="0.06pt solid #000000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emory <text:s/>Mapped Peripheral Base Address = 0x49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Offset</text:p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00</text:p>
          </table:table-cell>
          <table:table-cell table:style-name="ce3" office:value-type="string" calcext:value-type="string">
            <text:p>MTIME_CTRL</text:p>
          </table:table-cell>
          <table:table-cell table:style-name="ce3" office:value-type="string" calcext:value-type="string" table:number-columns-spanned="4" table:number-rows-spanned="1">
            <text:p>MTIME Control Register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8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3</text:p>
          </table:table-cell>
          <table:table-cell table:style-name="ce3" office:value-type="string" calcext:value-type="string">
            <text:p>ints</text:p>
          </table:table-cell>
          <table:table-cell table:style-name="ce3" office:value-type="string" calcext:value-type="string">
            <text:p>1’b0</text:p>
          </table:table-cell>
          <table:table-cell table:style-name="ce3" office:value-type="string" calcext:value-type="string">
            <text:p>R/W1C</text:p>
          </table:table-cell>
          <table:table-cell table:style-name="ce9" office:value-type="string" calcext:value-type="string">
            <text:p>Interrupt Status</text:p>
            <text:p>0: No Interrupt</text:p>
            <text:p>1: Interrupt Pending</text:p>
            <text:p>Write 1 to clear this bit.</text:p>
          </table:table-cell>
          <table:table-cell table:style-name="ce11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2</text:p>
          </table:table-cell>
          <table:table-cell table:style-name="ce3" office:value-type="string" calcext:value-type="string">
            <text:p>inte</text:p>
          </table:table-cell>
          <table:table-cell table:style-name="ce3" office:value-type="string" calcext:value-type="string">
            <text:p>1’b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Interrupt Enable</text:p>
            <text:p>0: Disable</text:p>
            <text:p>1: Enable</text:p>
          </table:table-cell>
          <table:table-cell table:style-name="ce11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1</text:p>
          </table:table-cell>
          <table:table-cell table:style-name="ce3" office:value-type="string" calcext:value-type="string">
            <text:p>clksrc</text:p>
          </table:table-cell>
          <table:table-cell table:style-name="ce3" office:value-type="string" calcext:value-type="string">
            <text:p>1’b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Clock Source</text:p>
            <text:p>0: Internal Clock (Clock Input of this IP)</text:p>
            <text:p>1: External Clock (slower than Internal Clock)</text:p>
          </table:table-cell>
          <table:table-cell table:style-name="ce11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0</text:p>
          </table:table-cell>
          <table:table-cell table:style-name="ce3" office:value-type="string" calcext:value-type="string">
            <text:p>enable</text:p>
          </table:table-cell>
          <table:table-cell table:style-name="ce3" office:value-type="string" calcext:value-type="string">
            <text:p>1’b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Time Enable</text:p>
            <text:p>0: Disable</text:p>
            <text:p>1: Enable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emory <text:s/>Mapped Peripheral Base Address = 0x49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Offset</text:p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04</text:p>
          </table:table-cell>
          <table:table-cell table:style-name="ce3" office:value-type="string" calcext:value-type="string">
            <text:p>MTIME_DIV</text:p>
          </table:table-cell>
          <table:table-cell table:style-name="ce3" office:value-type="string" calcext:value-type="string" table:number-columns-spanned="4" table:number-rows-spanned="1">
            <text:p>MTIME Clock Divider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22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9:0</text:p>
          </table:table-cell>
          <table:table-cell table:style-name="ce3" office:value-type="string" calcext:value-type="string">
            <text:p>div</text:p>
          </table:table-cell>
          <table:table-cell table:style-name="ce3" office:value-type="string" calcext:value-type="string">
            <text:p>10’h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Timer Divider</text:p>
            <text:p>A Tick occurs every DIV+1 clocks.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emory <text:s/>Mapped Peripheral Base Address = 0x49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Offset</text:p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08</text:p>
          </table:table-cell>
          <table:table-cell table:style-name="ce3" office:value-type="string" calcext:value-type="string">
            <text:p>MTIME</text:p>
          </table:table-cell>
          <table:table-cell table:style-name="ce3" office:value-type="string" calcext:value-type="string" table:number-columns-spanned="4" table:number-rows-spanned="1">
            <text:p>MTIME Timer Ticks (lower 32bits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0c</text:p>
          </table:table-cell>
          <table:table-cell table:style-name="ce3" office:value-type="string" calcext:value-type="string">
            <text:p>MTIMEH</text:p>
          </table:table-cell>
          <table:table-cell table:style-name="ce3" office:value-type="string" calcext:value-type="string" table:number-columns-spanned="4" table:number-rows-spanned="1">
            <text:p>MTIME Timer Ticks (higher 32bits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31:0</text:p>
          </table:table-cell>
          <table:table-cell table:style-name="ce3" office:value-type="string" calcext:value-type="string">
            <text:p>mtime</text:p>
          </table:table-cell>
          <table:table-cell table:style-name="ce3" office:value-type="string" calcext:value-type="string">
            <text:p>32’h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Timer Ticks (lower 32bits / higher 32bits)</text:p>
            <text:p/>
            <text:p>Writing MTIME stores the value to a write buffer. Writing MTIMEH stores the value to MTIMEH, and stores the write buffer value to MTIME, simultaneously.</text:p>
            <text:p>Reading MTIME captures {MTIMEH:MTIME} into a 64bit capture buffer and outputs lower 32bit of the buffer as read data. Reading MTIMEH outputs higher 32bit of the buffer as read data.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emory <text:s/>Mapped Peripheral Base Address = 0x49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Offset</text:p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10</text:p>
          </table:table-cell>
          <table:table-cell table:style-name="ce3" office:value-type="string" calcext:value-type="string">
            <text:p>MTIMECMP</text:p>
          </table:table-cell>
          <table:table-cell table:style-name="ce3" office:value-type="string" calcext:value-type="string" table:number-columns-spanned="4" table:number-rows-spanned="1">
            <text:p>MTIME Timer Ticks Comparator (lower 32bits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14</text:p>
          </table:table-cell>
          <table:table-cell table:style-name="ce3" office:value-type="string" calcext:value-type="string">
            <text:p>MTIMECMPH</text:p>
          </table:table-cell>
          <table:table-cell table:style-name="ce3" office:value-type="string" calcext:value-type="string" table:number-columns-spanned="4" table:number-rows-spanned="1">
            <text:p>MTIME Timer Ticks Comparator (higher 32bits)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31:0</text:p>
          </table:table-cell>
          <table:table-cell table:style-name="ce3" office:value-type="string" calcext:value-type="string">
            <text:p>mtimecmp</text:p>
          </table:table-cell>
          <table:table-cell table:style-name="ce3" office:value-type="string" calcext:value-type="string">
            <text:p>32’h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Timer Ticks Comparator (lower 32bits / higher 32bits)</text:p>
            <text:p/>
            <text:p><text:span text:style-name="T1">Writing MTIMECMP stores the value to a write buffer. Writing MTIMECMPH stores the value to MTIMECMPH, and stores the write buffer value to MTIMECMP</text:span>, simultaneously.</text:p>
            <text:p><text:span text:style-name="T1">Reading MTIMECMP captures {MTIMECMPH:MTIMECMP} into a 64bit capture buffer and outputs lower 32bit of the buffer as read data. Reading MTIMECMP</text:span>H outputs higher 32bit of the buffer as read data.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emory <text:s/>Mapped Peripheral Base Address = 0x49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Offset</text:p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0x0018</text:p>
          </table:table-cell>
          <table:table-cell table:style-name="ce3" office:value-type="string" calcext:value-type="string">
            <text:p>MSOFTIRQ</text:p>
          </table:table-cell>
          <table:table-cell table:style-name="ce3" office:value-type="string" calcext:value-type="string" table:number-columns-spanned="4" table:number-rows-spanned="1">
            <text:p>Software Interrupt Request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31: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31’h0</text:p>
          </table:table-cell>
          <table:table-cell table:style-name="ce3" office:value-type="string" calcext:value-type="string">
            <text:p>R</text:p>
          </table:table-cell>
          <table:table-cell table:style-name="ce9" office:value-type="string" calcext:value-type="string">
            <text:p>Always 0.</text:p>
          </table:table-cell>
          <table:table-cell table:style-name="ce11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0</text:p>
          </table:table-cell>
          <table:table-cell table:style-name="ce3" office:value-type="string" calcext:value-type="string">
            <text:p>msip</text:p>
          </table:table-cell>
          <table:table-cell table:style-name="ce3" office:value-type="string" calcext:value-type="string">
            <text:p>1’b0</text:p>
          </table:table-cell>
          <table:table-cell table:style-name="ce3" office:value-type="string" calcext:value-type="string">
            <text:p>R/W</text:p>
          </table:table-cell>
          <table:table-cell table:style-name="ce9" office:value-type="string" calcext:value-type="string">
            <text:p>Machine Software Interrupt Pending (Request)</text:p>
            <text:p>0: Negate Software Interrupt</text:p>
            <text:p>1: Assert Software Interrupt</text:p>
          </table:table-cell>
          <table:table-cell table:style-name="ce11"/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 style:data-style-name="N2" text:time-value="17:44:49.88142358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7-17T17:45:04.458782895</dc:date>
    <meta:editing-duration>P4DT13H39S</meta:editing-duration>
    <meta:editing-cycles>478</meta:editing-cycles>
    <meta:generator>LibreOffice/7.5.3.2$MacOSX_AARCH64 LibreOffice_project/9f56dff12ba03b9acd7730a5a481eea045e468f3</meta:generator>
    <meta:document-statistic meta:table-count="1" meta:cell-count="126" meta:object-count="0"/>
  </office:meta>
</office:document-meta>
</file>